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 style:family="paragraph" style:parent-style-name="Standard">
      <style:text-properties fo:color="#008080"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3" style:family="paragraph" style:parent-style-name="Standard">
      <style:paragraph-properties fo:text-align="center" style:justify-single-word="false"/>
      <style:text-properties fo:color="#008080"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color="#008080"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text-align="center" style:justify-single-word="false"/>
      <style:text-properties fo:color="#008080"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center" style:justify-single-word="false"/>
    </style:style>
    <style:style style:name="T1" style:family="text">
      <style:text-properties fo:color="#008080"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 style:family="text">
      <style:text-properties fo:color="#008080"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pport sur l'implémentation du problème des fermiers</text:p>
      <text:p text:style-name="Standard"/>
      <text:p text:style-name="Standard"/>
      <text:p text:style-name="P2">Question 1 :</text:p>
      <text:p text:style-name="Standard"/>
      <text:p text:style-name="Standard"><text:tab/>le code de la question 1 a été conservé car j'ai fais beaucoup d'erreur de conception que j'ai modifié par la suite.</text:p>
      <text:p text:style-name="Standard"/>
      <text:p text:style-name="Standard"/>
      <text:p text:style-name="Standard">J'ai crée un ensemble PROD qui regroupe les paramètres et variable concernant les légumes. </text:p>
      <text:p text:style-name="Standard">J'ai fais ma première erreur en rajoutant dans PROD la consommation en légume des vaches et en considérant le nombre de vache comme une simple variable sans ensemble associé.</text:p>
      <text:p text:style-name="Standard">Si l'on ne va pas plus loin dans le sujet cela ne pose pas de problèmes mais pour la suite du DM ça bloque !</text:p>
      <text:p text:style-name="Standard"/>
      <text:p text:style-name="Standard">La gestion des contraintes n'a pas été difficile mais j'ai mis beaucoup de paramètres en dur sans vraiment faire attention. Les parties donnée et modélisation sont mélangées.</text:p>
      <text:p text:style-name="Standard"/>
      <text:p text:style-name="Standard">Le résultat obtenue est 12800(47 vaches) .</text:p>
      <text:p text:style-name="Standard"/>
      <text:p text:style-name="Standard"/>
      <text:p text:style-name="Standard"/>
      <text:p text:style-name="P2">Question <text:s/>2 :</text:p>
      <text:p text:style-name="Standard"/>
      <text:p text:style-name="Standard"><text:tab/>un simple calcul montre que la vache génère 100€/are , la betterave 100€/are, le blé 72€/are et le maïs 45€/are. </text:p>
      <text:p text:style-name="Standard"/>
      <text:p text:style-name="Standard">La vache consomme des légumes ce qui baisse sa rentabilité. Au final <text:s/>la vache est <text:s/>en dessous <text:s/>des betteraves et du blé en terme de rentabilité.</text:p>
      <text:p text:style-name="Standard">Si on ne limitait pas la vente de betteraves ou qu'on ne limitait pas la vente de blé les vaches ne serviraient à rien. </text:p>
      <text:p text:style-name="Standard">Le maïs reste peu rentable et ne servira qu'a nourrir les bêtes.</text:p>
      <text:p text:style-name="Standard"/>
      <text:p text:style-name="P2">Entre la question 1 et 2 :</text:p>
      <text:p text:style-name="Standard"/>
      <text:p text:style-name="Standard"><text:tab/>Pour la suite j'ai enlevé toute les valeurs en dur et crée des paramètres a la place. Du coup les parties modèle et data sont bien séparés et l'on peut changer les jeux de données sans problèmes.</text:p>
      <text:p text:style-name="Standard"/>
      <text:p text:style-name="Standard">Le choix de mes variables et de mes contraintes on été faite de telle sorte que si l'on souhaite changer certaine chose dans le sujet( autoriser la culture de 2 animaux seulement sur 25 ou l’état qui ne fournit de subvention en cas d’échange d'animaux qu'a partir de 2015) il n'y a pas de problème. <text:line-break/><text:line-break/>A noter que le bonus de changement de race AND l’élevage de plusieurs races demande ma part trop de supposition sur l'implémentation.</text:p>
      <text:p text:style-name="Standard">Étant déjà en hors-sujet je n'ai pas voulu traiter ce cas.</text:p>
      <text:p text:style-name="Standard"/>
      <text:p text:style-name="P1"/>
      <text:p text:style-name="P1"><text:soft-page-break/></text:p>
      <text:p text:style-name="P2">Question 3 :</text:p>
      <text:p text:style-name="Standard"/>
      <text:p text:style-name="Standard"><text:tab/>j'ai crée un ensemble pour les animaux et pas une simple variable car le croisement d'information que représente la consommation de nourritures des bête posaient problème. Pour la q4 je n'aurais rien pu faire sans traiter les bêtes comme un ensemble.</text:p>
      <text:p text:style-name="Standard"/>
      <text:p text:style-name="Standard">Pour gérer le « mouton ou vache mais pas les deux »J'ai utilisé une variable binaire associé aux bêtes dont la somme ne devait pas dépasser 1. j'ai eu un gros problème de résolution car je multipliais cette variable binaire avec la quantité de bêtes dans le « maximize profit » ce qui transformait une des arrêtes de la zone de faisabilité en arc et la version étudiante ne peut pas gérer les arcs.</text:p>
      <text:p text:style-name="Standard"/>
      <text:p text:style-name="Standard"><text:s/>J'ai enlevé la variable binaire du maximize et j'ai crée une contrainte supplémentaire pour lier la variable binaire a la quantité d'animaux. Ce fut LA difficultés de la question 3. J'ai essayé aussi des fonctions d’arrondis pour l'occupation des hangar puis voyant que ça ne fonctionnait pas j'ai trouvé un autre moyen.<text:line-break/><text:line-break/><text:span text:style-name="T1">Question 4 : </text:span></text:p>
      <text:p text:style-name="Standard"/>
      <text:p text:style-name="Standard"><text:tab/>Je n'ai pas vraiment eu de difficulté pour cette partie étrangement. Implémenter le temps n'a pas été difficile grâce à un exemple sur le site d'AMPL.</text:p>
      <text:p text:style-name="Standard"><text:line-break/>J'avais entendu parler de table de vérité pour déceler quand octroyer les 5000 € de bonus mais j'ai pensé que la forme [b,t] ressemblait a un tableau et que l'on pouvait faire [b,t-X]. Ce fut <text:s/>le cas et le problème est devenu beaucoup plus simple.({b in BETE,t in 2014..2017}).</text:p>
      <text:p text:style-name="Standard"/>
      <text:p text:style-name="Standard">Quelque informations sur les résultats :</text:p>
      <text:p text:style-name="Standard">-Le résultat obtenu est 192 633.33 €.</text:p>
      <text:p text:style-name="Standard">-On élève des moutons deux années non consécutives (2015 et 2017).</text:p>
      <text:p text:style-name="Standard">-On élève 60 vaches ou 77 moutons. </text:p>
      <text:p text:style-name="Standard">-On ne vend des légumes que lorsque l'on élève des moutons, uniquement des béteraves et en petite quantité. </text:p>
      <text:p text:style-name="Standard">-Même les moutons sont plus rentables que les betteraves avec les subventions.</text:p>
      <text:p text:style-name="Standard"/>
      <text:p text:style-name="Standard"/>
      <text:p text:style-name="Standard"/>
      <text:p text:style-name="Standard"/>
      <text:p text:style-name="P2">Conclusion :</text:p>
      <text:p text:style-name="Standard"/>
      <text:p text:style-name="Standard">Ce sujet m'a permis de vraiment comprendre le fonctionnement d'AMPL et je serais confiant si je dois modéliser un problème plus complexe. Je n'ai pas eu le réflexe de donner tout de suite des noms de variable et de contrainte vraiment explicite et je me suis rendue compte qu'un néophyte n'aurait pas compris mon implémentation alors j'ai modifié les noms pour qu'ils soient compréhensibles.</text:p>
      <text:p text:style-name="Standard"/>
      <text:p text:style-name="Standard">Je pense que mon modèle pourrait accepter des ajout de complexité sans m'obliger a tout refaire comme a la fin de la question 1.</text:p>
      <text:p text:style-name="P4"><text:soft-page-break/>Annexe :</text:p>
      <text:p text:style-name="P5">réponse naïve à la question 1 :</text:p>
      <text:p text:style-name="Standard"/>
      <text:p text:style-name="Standard">set PROD; </text:p>
      <text:p text:style-name="Standard">set BETE; </text:p>
      <text:p text:style-name="Standard"/>
      <text:p text:style-name="Standard">param rendement{PROD}&gt;=0; </text:p>
      <text:p text:style-name="Standard">param consomation{PROD}&gt;=0; </text:p>
      <text:p text:style-name="Standard">param prix_vente{PROD}&gt;=0; </text:p>
      <text:p text:style-name="Standard">param vente_max{PROD}&gt;=0; </text:p>
      <text:p text:style-name="Standard">param surface_totale&gt;=0; </text:p>
      <text:p text:style-name="Standard"/>
      <text:p text:style-name="Standard"/>
      <text:p text:style-name="Standard"/>
      <text:p text:style-name="Standard">var vache integer &gt;=0; </text:p>
      <text:p text:style-name="Standard">var surface_dedie {p in PROD}&gt;=0; </text:p>
      <text:p text:style-name="Standard">var qte_produite{p in PROD}=surface_dedie[p]*rendement[p]; </text:p>
      <text:p text:style-name="Standard">var qte_consome {p in PROD}=vache *consomation[p]; </text:p>
      <text:p text:style-name="Standard">var qte_restante {p in PROD}= (qte_produite[p]-qte_consome[p]); </text:p>
      <text:p text:style-name="Standard"/>
      <text:p text:style-name="Standard"/>
      <text:p text:style-name="Standard">maximize profit : </text:p>
      <text:p text:style-name="Standard">(sum{p in PROD} (qte_restante[p])*prix_vente[p])+(vache*200); </text:p>
      <text:p text:style-name="Standard"/>
      <text:p text:style-name="Standard">subject to surface_limité : </text:p>
      <text:p text:style-name="Standard">(sum{p in PROD} surface_dedie[p])+(vache*2)&lt;=surface_totale; </text:p>
      <text:p text:style-name="Standard"/>
      <text:p text:style-name="Standard">subject to vente_limite {p in PROD} : qte_restante[p]&lt;=vente_max[p]; </text:p>
      <text:p text:style-name="Standard"/>
      <text:p text:style-name="Standard">subject to condi {p in PROD}: </text:p>
      <text:p text:style-name="Standard">qte_produite[p] &gt;=vache*consomation[p]; </text:p>
      <text:p text:style-name="Standard"/>
      <text:p text:style-name="Standard"/>
      <text:p text:style-name="Standard">data; </text:p>
      <text:p text:style-name="Standard"/>
      <text:p text:style-name="Standard">set PROD := betterave blé maïs; </text:p>
      <text:p text:style-name="Standard">param surface_totale :=200; </text:p>
      <text:p text:style-name="Standard">param: rendement consomation vente_max prix_vente := </text:p>
      <text:p text:style-name="Standard">betterave 1 <text:s text:c="9"/>0.6 <text:s text:c="7"/>10 <text:s text:c="4"/>100 <text:s text:c="3"/></text:p>
      <text:p text:style-name="Standard">blé <text:s text:c="6"/>0.6 <text:s text:c="8"/>0.2 <text:s text:c="6"/>20 <text:s text:c="3"/>120 </text:p>
      <text:p text:style-name="Standard">maïs <text:s text:c="5"/>0.5 <text:s text:c="8"/>0.2 <text:s text:c="5"/>20 <text:s text:c="5"/>90 ; </text:p>
      <text:p text:style-name="Standard"/>
      <text:p text:style-name="Standard"/>
      <text:p text:style-name="Standard"/>
      <text:p text:style-name="Standard"/>
      <text:p text:style-name="Standard"/>
      <text:p text:style-name="Standard"/>
      <text:p text:style-name="Standard"/>
      <text:p text:style-name="Standard"><text:soft-page-break/></text:p>
      <text:p text:style-name="P6"><text:span text:style-name="T2">Annexe 2 : réponse au sujet.</text:span></text:p>
      <text:p text:style-name="P5">Le modèle :</text:p>
      <text:p text:style-name="Standard">set PROD;</text:p>
      <text:p text:style-name="Standard">set BETE;</text:p>
      <text:p text:style-name="Standard"></text:p>
      <text:p text:style-name="Standard">/* les lignes de parametres contenant PROD concernent les legumes, BETE concernent les betes, S/P... T signifie que les valeurs varient au cour des années */</text:p>
      <text:p text:style-name="Standard"></text:p>
      <text:p text:style-name="Standard"></text:p>
      <text:p text:style-name="Standard">/*ici les parametres pour les années*/</text:p>
      <text:p text:style-name="Standard">param S&gt;=0; </text:p>
      <text:p text:style-name="Standard">param T&gt;=0;</text:p>
      <text:p text:style-name="Standard">param P&gt;=0;</text:p>
      <text:p text:style-name="Standard"></text:p>
      <text:p text:style-name="Standard">/*ici les parametres généraux au probleme*/</text:p>
      <text:p text:style-name="Standard">param valeur_subvention_swap_type_animal &gt;=0;</text:p>
      <text:p text:style-name="Standard">param surface_disponible &gt;=0;</text:p>
      <text:p text:style-name="Standard">param qte_hangar_dispo &gt;=0;</text:p>
      <text:p text:style-name="Standard">param tarif_location&gt;=0;</text:p>
      <text:p text:style-name="Standard"></text:p>
      <text:p text:style-name="Standard">/* les 3 parametres suivants ont une valeur differente pour chaque légumes cultivé*/</text:p>
      <text:p text:style-name="Standard">param rendement{PROD}&gt;=0;</text:p>
      <text:p text:style-name="Standard">param prix_vente{PROD}&gt;=0;</text:p>
      <text:p text:style-name="Standard">param vente_max{PROD}&gt;=0;</text:p>
      <text:p text:style-name="Standard"></text:p>
      <text:p text:style-name="Standard"></text:p>
      <text:p text:style-name="Standard">/* les 3 parametres suivants ont une valeur differente pour chaque type de betes élevée*/</text:p>
      <text:p text:style-name="Standard">param valeur{BETE}&gt;=0;</text:p>
      <text:p text:style-name="Standard">param occupation_are{BETE}&gt;=0;</text:p>
      <text:p text:style-name="Standard">param capacite_hangar{BETE}&gt;=0;</text:p>
      <text:p text:style-name="Standard"></text:p>
      <text:p text:style-name="Standard">/* les 2 parametres suivants sont reliés à deux éléments simultanément: les betes mangent differents légumes, les subventions varient en fonction de la bete et de l'année*/</text:p>
      <text:p text:style-name="Standard">param consommation{BETE,PROD}&gt;=0;</text:p>
      <text:p text:style-name="Standard">param subvention{BETE,S..T}&gt;=0;</text:p>
      <text:p text:style-name="Standard"></text:p>
      <text:p text:style-name="Standard"></text:p>
      <text:p text:style-name="Standard">var surface_dedie {p in PROD,t in S..T} &gt;=0;/*surface utilisé pour chaque type de légume/bete*/</text:p>
      <text:p text:style-name="Standard">var qte_produite {p in PROD,t in S..T}=surface_dedie[p,t]*rendement[p];</text:p>
      <text:p text:style-name="Standard">var qte_restante {p in PROD,S..T}&gt;=0,&lt;=vente_max[p];/*qte de legume vendue*/</text:p>
      <text:p text:style-name="Standard">var qte {b in BETE,S..T} integer &gt;=0;</text:p>
      <text:p text:style-name="Standard">var used {b in BETE,S..T} binary;/* utilisé pour le ou exclusif*/</text:p>
      <text:p text:style-name="Standard">var encombrement_hangar {b in BETE,S..T} integer&gt;=0;/* nombre de hangar utilisé pour stocker les betes*/</text:p>
      <text:p text:style-name="Standard"></text:p>
      <text:p text:style-name="Standard">var hangar_vide{t in S..T} =qte_hangar_dispo-(sum {b in BETE} encombrement_hangar[b,t]);</text:p>
      <text:p text:style-name="Standard"></text:p>
      <text:p text:style-name="Standard"><text:soft-page-break/></text:p>
      <text:p text:style-name="Standard">/* utilise les valeurs de ou exclusif pour savoir si le type de bete elevé a changé depuis l'année derniere*/</text:p>
      <text:p text:style-name="Standard">/* l'ensemble d'années utilisé exclue la premiere année mais plus que de faire (S+1) qui est possible, on rajoute une variable pour permettre au gouvernement de donner des subventions qu'a partir d'une certaine année*/</text:p>
      <text:p text:style-name="Standard">var bonus_swap_type_animal {t in P..T}=(sum {b in BETE} (used[b,t-1]*(used[b,t-1]-used[b,t])) * valeur_subvention_swap_type_animal);</text:p>
      <text:p text:style-name="Standard"></text:p>
      <text:p text:style-name="Standard">/*les legumes vendus + la valeur des betes en comptant les subventions+la location des hangars vide + la subvention de "diversité animale"*/</text:p>
      <text:p text:style-name="Standard">maximize profit : </text:p>
      <text:p text:style-name="Standard">(sum{p in PROD,t in S..T} qte_restante[p,t]*prix_vente[p])+ (sum{b in BETE,t in S..T} (subvention[b,t]+valeur[b])*qte[b,t]) +(sum{t in S..T}hangar_vide[t]*tarif_location)+(sum{t in P..T} bonus_swap_type_animal[t]);</text:p>
      <text:p text:style-name="Standard"></text:p>
      <text:p text:style-name="Standard"></text:p>
      <text:p text:style-name="Standard"></text:p>
      <text:p text:style-name="Standard">/* les noms de contrainte sont suffisant pour comprendre*/</text:p>
      <text:p text:style-name="Standard">subject to surface_limité {t in S..T}:</text:p>
      <text:p text:style-name="Standard">(sum{p in PROD} surface_dedie[p,t])+(sum{b in BETE} qte[b,t]*occupation_are[b])&lt;=surface_disponible;</text:p>
      <text:p text:style-name="Standard"></text:p>
      <text:p text:style-name="Standard">subject to le_temp_ne_recule_pas:</text:p>
      <text:p text:style-name="Standard">S&lt;=T;</text:p>
      <text:p text:style-name="Standard"></text:p>
      <text:p text:style-name="Standard">subject to Il_faut_bien_nourrir_les_betes {p in PROD,b in BETE,t in S..T}:</text:p>
      <text:p text:style-name="Standard">qte_produite[p,t] &gt;=qte[b,t]*consommation[b,p]; </text:p>
      <text:p text:style-name="Standard"></text:p>
      <text:p text:style-name="Standard">subject to vente_legume {p in PROD,b in BETE,t in S..T }:</text:p>
      <text:p text:style-name="Standard">qte_restante[p,t] &lt;= qte_produite[p,t]-(qte[b,t]*consommation[b,p]);</text:p>
      <text:p text:style-name="Standard"></text:p>
      <text:p text:style-name="Standard">subject to Ne_pas_louer_plus_de_hangar_quon_ne_possede{t in S..T}:</text:p>
      <text:p text:style-name="Standard">hangar_vide[t]&lt;=qte_hangar_dispo;</text:p>
      <text:p text:style-name="Standard"></text:p>
      <text:p text:style-name="Standard">subject to calcul_nombre_hangar_louable{b in BETE,t in S..T}:</text:p>
      <text:p text:style-name="Standard">encombrement_hangar[b,t]*capacite_hangar[b]&gt;=qte[b,t];</text:p>
      <text:p text:style-name="Standard"></text:p>
      <text:p text:style-name="Standard">subject to Les_hangars_ne_sont_pas_extensibles {b in BETE,t in S..T}:</text:p>
      <text:p text:style-name="Standard">used[b,t]*qte_hangar_dispo*capacite_hangar[b]&gt;=qte[b,t];</text:p>
      <text:p text:style-name="Standard"></text:p>
      <text:p text:style-name="Standard">/* le nom de contrainte est trompeur, le modele accepte l'insertion de type de bete suplémentaire*/</text:p>
      <text:p text:style-name="Standard">subject to Ou_exclusif_vache_ou_mouton_mais_pas_les_deux_partie1{t in S..T}:</text:p>
      <text:p text:style-name="Standard">(sum{b in BETE} used[b,t])=1;</text:p>
      <text:p text:style-name="Standard"></text:p>
      <text:p text:style-name="Standard">subject to Ou_exclusif_vache_ou_mouton_mais_pas_les_deux_partie2 {b in BETE,t in S..T}:</text:p>
      <text:p text:style-name="Standard">used[b,t]&lt;=qte[b,t];</text:p>
      <text:p text:style-name="Standard"/>
      <text:p text:style-name="Standard"><text:soft-page-break/></text:p>
      <text:p text:style-name="Standard"/>
      <text:p text:style-name="P5">Les données :</text:p>
      <text:p text:style-name="Standard"/>
      <text:p text:style-name="Standard">data;</text:p>
      <text:p text:style-name="Standard">/* on définit ici les betes et les legumes. si l'on rajoute des betes/legumes, il ne faut pas oublier de rajouter les parametres associé dans les tableaux plus bas !*/</text:p>
      <text:p text:style-name="Standard">set BETE := vache mouton;</text:p>
      <text:p text:style-name="Standard">set PROD := betterave blé mais;</text:p>
      <text:p text:style-name="Standard"></text:p>
      <text:p text:style-name="Standard">/* def des parametres globaux */</text:p>
      <text:p text:style-name="Standard">param surface_disponible :=200;</text:p>
      <text:p text:style-name="Standard">param qte_hangar_dispo :=5;</text:p>
      <text:p text:style-name="Standard">param tarif_location := 1500;</text:p>
      <text:p text:style-name="Standard">param valeur_subvention_swap_type_animal :=5000;</text:p>
      <text:p text:style-name="Standard"></text:p>
      <text:p text:style-name="Standard">param T:=2017;/* Fin de la simulation */</text:p>
      <text:p text:style-name="Standard">param S:=2013;/* Debut de la simulation */</text:p>
      <text:p text:style-name="Standard">param P:=2014;/* Année incluse a partir de laquelle les fermier peuvent gagner un bonus de diversité animale */</text:p>
      <text:p text:style-name="Standard"></text:p>
      <text:p text:style-name="Standard">/*concerne les betes*/</text:p>
      <text:p text:style-name="Standard">param: valeur capacite_hangar occupation_are:=</text:p>
      <text:p text:style-name="Standard">vache <text:s/>200 <text:s text:c="8"/>20 <text:s text:c="16"/>2</text:p>
      <text:p text:style-name="Standard">mouton 150 <text:s text:c="8"/>29 <text:s text:c="16"/>1;</text:p>
      <text:p text:style-name="Standard"></text:p>
      <text:p text:style-name="Standard">/*concerne les legumes*/</text:p>
      <text:p text:style-name="Standard">param: rendement <text:s text:c="2"/>vente_max prix_vente :=</text:p>
      <text:p text:style-name="Standard">betterave 1 <text:s text:c="11"/>10 <text:s text:c="5"/>100 <text:s text:c="3"/></text:p>
      <text:p text:style-name="Standard">blé <text:s text:c="6"/>0.6 <text:s text:c="9"/>20 <text:s text:c="5"/>120</text:p>
      <text:p text:style-name="Standard">mais <text:s text:c="5"/>0.5 <text:s text:c="9"/>20 <text:s text:c="6"/>90;</text:p>
      <text:p text:style-name="Standard"></text:p>
      <text:p text:style-name="Standard"></text:p>
      <text:p text:style-name="Standard">/*croisement entre legume et bete*/</text:p>
      <text:p text:style-name="Standard">param consommation : betterave blé mais :=</text:p>
      <text:p text:style-name="Standard">vache <text:s text:c="19"/>0.6 <text:s/>0.2 <text:s/>0.2 </text:p>
      <text:p text:style-name="Standard">mouton <text:s text:c="18"/>0.8 <text:s text:c="3"/>0.1 <text:s/>0.3;</text:p>
      <text:p text:style-name="Standard"><text:s text:c="24"/></text:p>
      <text:p text:style-name="Standard">/*croisement entre bete et temps*/</text:p>
      <text:p text:style-name="Standard">param subvention: 2013 2014 2015 2016 2017 :=</text:p>
      <text:p text:style-name="Standard">vache <text:s text:c="14"/>450 <text:s/>280 <text:s/>170 500 <text:s/>220</text:p>
      <text:p text:style-name="Standard">mouton <text:s text:c="13"/>150 <text:s/>160 <text:s/>250 240 <text:s/>130;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Maxime Douylliez <text:s text:c="39"/>Rapport sur l'implémentation du problème des fermiers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insomniak </meta:initial-creator>
    <meta:creation-date>2012-11-18T20:54:55</meta:creation-date>
    <dc:date>2012-11-22T10:51:32</dc:date>
    <dc:creator>Nainsomniak </dc:creator>
    <meta:editing-duration>PT58M3S</meta:editing-duration>
    <meta:editing-cycles>13</meta:editing-cycles>
    <meta:generator>LibreOffice/3.5$Linux_x86 LibreOffice_project/350m1$Build-2</meta:generator>
    <meta:document-statistic meta:table-count="0" meta:image-count="0" meta:object-count="0" meta:page-count="6" meta:paragraph-count="181" meta:word-count="1472" meta:character-count="10256" meta:non-whitespace-character-count="8445"/>
  </office:meta>
</office:document-meta>
</file>